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draw:fill="none" draw:textarea-vertical-align="middle"/>
    </style:style>
    <style:style style:name="gr2" style:family="graphic" style:parent-style-name="objectwithoutfill">
      <style:graphic-properties draw:stroke="solid" draw:stroke-dash="Fine_20_Dashed_20__28_var_29_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_20__28_var_29_" svg:stroke-width="0.051cm" svg:stroke-color="#800000" draw:marker-start-width="0.276cm" draw:marker-end-width="0.276cm" draw:fill="solid" draw:fill-color="#c5000b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Fine_20_Dashed_20__28_var_29_" svg:stroke-color="#800000" draw:marker-start="" draw:marker-end="Arrowheads_20_2"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stroke-dash="Fine_20_Dashed_20__28_var_29_" svg:stroke-width="0.15cm" svg:stroke-color="#000000" draw:marker-start-width="0.424cm" draw:marker-end-width="0.424cm" draw:fill="solid" draw:fill-color="#000000" draw:textarea-vertical-align="middle" draw:auto-grow-height="false" fo:min-height="0.749cm" fo:min-width="0.499cm" fo:padding-top="0.199cm" fo:padding-bottom="0.199cm" fo:padding-left="0.324cm" fo:padding-right="0.324cm"/>
    </style:style>
    <style:style style:name="gr7" style:family="graphic" style:parent-style-name="objectwithoutfill">
      <style:graphic-properties draw:stroke="solid" draw:stroke-dash="Fine_20_Dashed_20__28_var_29_" svg:stroke-width="0.051cm" svg:stroke-color="#c5000b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0cm"/>
    </style:style>
    <style:style style:name="gr10" style:family="graphic" style:parent-style-name="standard">
      <style:graphic-properties draw:stroke="none" svg:stroke-width="0.102cm" svg:stroke-color="#000000" draw:marker-start-width="0.352cm" draw:marker-end-width="0.352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solid" draw:stroke-dash="Fine_20_Dashed_20__28_var_29_" svg:stroke-width="0.1cm" svg:stroke-color="#000000" draw:marker-start-width="0.349cm" draw:marker-end-width="0.349cm" draw:fill="solid" draw:fill-color="#c5000b" draw:textarea-vertical-align="middle" draw:auto-grow-height="false" fo:min-height="0.749cm" fo:min-width="0.499cm" fo:padding-top="0.174cm" fo:padding-bottom="0.174cm" fo:padding-left="0.299cm" fo:padding-right="0.299cm"/>
    </style:style>
    <style:style style:name="gr12" style:family="graphic" style:parent-style-name="standard">
      <style:graphic-properties draw:stroke="solid" draw:stroke-dash="Fine_20_Dashed_20__28_var_29_" svg:stroke-width="0.1cm" svg:stroke-color="#c5000b" draw:marker-start="" draw:marker-start-width="0.35cm" draw:marker-end="Arrowheads_20_2" draw:marker-end-width="0.35cm" draw:fill="solid" draw:fill-color="#009900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width="0.102cm" svg:stroke-color="#000000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02cm" svg:stroke-color="#000000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356cm" svg:y1="3.351cm" svg:x2="16.356cm" svg:y2="16.748cm">
          <text:p/>
        </draw:line>
        <draw:line draw:style-name="gr1" draw:text-style-name="P1" draw:layer="layout" svg:x1="19.656cm" svg:y1="3.351cm" svg:x2="19.656cm" svg:y2="16.748cm">
          <text:p/>
        </draw:line>
        <draw:line draw:style-name="gr1" draw:text-style-name="P1" draw:layer="layout" svg:x1="22.756cm" svg:y1="3.351cm" svg:x2="22.756cm" svg:y2="16.748cm">
          <text:p/>
        </draw:line>
        <draw:line draw:style-name="gr1" draw:text-style-name="P1" draw:layer="layout" svg:x1="9.256cm" svg:y1="3.351cm" svg:x2="9.256cm" svg:y2="16.748cm">
          <text:p/>
        </draw:line>
        <draw:line draw:style-name="gr1" draw:text-style-name="P1" draw:layer="layout" svg:x1="5.656cm" svg:y1="3.351cm" svg:x2="5.656cm" svg:y2="16.748cm">
          <text:p/>
        </draw:line>
        <draw:line draw:style-name="gr2" draw:text-style-name="P1" draw:layer="layout" svg:x1="9.256cm" svg:y1="4.937cm" svg:x2="12.685cm" svg:y2="4.937cm">
          <text:p/>
        </draw:line>
        <draw:custom-shape draw:style-name="gr3" draw:text-style-name="P1" draw:layer="layout" svg:width="1.27cm" svg:height="1.122cm" svg:x="14.785cm" svg:y="6.40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4" draw:text-style-name="P1" draw:layer="layout" svg:width="3.429cm" svg:height="0.77cm" svg:x="9.256cm" svg:y="9.1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" draw:text-style-name="P1" draw:layer="layout" svg:width="2.713cm" svg:height="1.397cm" svg:x="11.622cm" svg:y="1.954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757cm" svg:y1="3.351cm" svg:x2="12.757cm" svg:y2="16.748cm">
          <text:p/>
        </draw:line>
        <draw:line draw:style-name="gr2" draw:text-style-name="P1" draw:layer="layout" svg:x1="12.857cm" svg:y1="5.437cm" svg:x2="16.286cm" svg:y2="5.437cm">
          <text:p/>
        </draw:line>
        <draw:custom-shape draw:style-name="gr6" draw:text-style-name="P1" draw:layer="layout" svg:width="1.27cm" svg:height="0.974cm" svg:x="9.432cm" svg:y="3.66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7" draw:text-style-name="P1" draw:layer="layout" svg:x1="12.784cm" svg:y1="8.837cm" svg:x2="16.388cm" svg:y2="8.837cm">
          <text:p/>
        </draw:line>
        <draw:line draw:style-name="gr1" draw:text-style-name="P1" draw:layer="layout" svg:x1="5.599cm" svg:y1="10.131cm" svg:x2="22.744cm" svg:y2="10.131cm">
          <text:p/>
        </draw:line>
        <draw:g>
          <draw:custom-shape draw:style-name="gr8" draw:text-style-name="P1" draw:layer="layout" svg:width="2.794cm" svg:height="2.094cm" svg:x="4.232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9" draw:layer="layout" svg:width="3.029cm" svg:height="1.927cm" svg:x="4.232cm" svg:y="1.634cm">
            <draw:text-box>
              <text:p>test</text:p>
              <text:p>session</text:p>
            </draw:text-box>
          </draw:frame>
        </draw:g>
        <draw:g>
          <draw:custom-shape draw:style-name="gr8" draw:text-style-name="P1" draw:layer="layout" svg:width="2.794cm" svg:height="2.094cm" svg:x="18.133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9" draw:layer="layout" svg:width="3.029cm" svg:height="1.927cm" svg:x="18.133cm" svg:y="1.634cm">
            <draw:text-box>
              <text:p>app</text:p>
              <text:p>session</text:p>
            </draw:text-box>
          </draw:frame>
        </draw:g>
        <draw:g>
          <draw:custom-shape draw:style-name="gr8" draw:text-style-name="P1" draw:layer="layout" svg:width="2.794cm" svg:height="2.094cm" svg:x="4.233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9" draw:layer="layout" svg:width="3.029cm" svg:height="1.927cm" svg:x="4.233cm" svg:y="1.634cm">
            <draw:text-box>
              <text:p>test</text:p>
              <text:p>session</text:p>
            </draw:text-box>
          </draw:frame>
        </draw:g>
        <draw:g>
          <draw:custom-shape draw:style-name="gr8" draw:text-style-name="P1" draw:layer="layout" svg:width="2.794cm" svg:height="2.094cm" svg:x="21.234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9" draw:layer="layout" svg:width="3.029cm" svg:height="1.927cm" svg:x="21.234cm" svg:y="1.634cm">
            <draw:text-box>
              <text:p>app</text:p>
              <text:p>DB</text:p>
            </draw:text-box>
          </draw:frame>
        </draw:g>
        <draw:custom-shape draw:style-name="gr5" draw:text-style-name="P1" draw:layer="layout" svg:width="2.206cm" svg:height="2.206cm" svg:x="8.212cm" svg:y="1.192cm">
          <text:p text:style-name="P1">tes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1" draw:layer="layout" svg:width="2.206cm" svg:height="2.206cm" svg:x="15.312cm" svg:y="1.192cm">
          <text:p text:style-name="P1">app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1" draw:layer="layout" svg:width="3.674cm" svg:height="0.254cm" svg:x="5.581cm" svg:y="3.6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388cm" svg:height="0.254cm" svg:x="16.367cm" svg:y="5.85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6.477cm" svg:height="0.254cm" svg:x="16.239cm" svg:y="6.354cm">
          <text:p/>
          <draw:enhanced-geometry svg:viewBox="0 0 21600 21600" draw:text-areas="0 0 21600 21600" draw:mirror-vertical="true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674cm" svg:height="0.254cm" svg:x="5.581cm" svg:y="8.9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256cm" svg:y1="11.838cm" svg:x2="12.685cm" svg:y2="11.838cm">
          <text:p/>
        </draw:line>
        <draw:custom-shape draw:style-name="gr11" draw:text-style-name="P1" draw:layer="layout" svg:width="1.27cm" svg:height="0.884cm" svg:x="14.785cm" svg:y="13.446cm">
          <text:p/>
          <draw:enhanced-geometry svg:viewBox="0 0 144 122" draw:mirror-vertical="true" draw:mirror-horizontal="fals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2" draw:text-style-name="P1" draw:layer="layout" svg:width="3.429cm" svg:height="0.77cm" svg:x="9.256cm" svg:y="15.786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2" draw:text-style-name="P1" draw:layer="layout" svg:x1="12.857cm" svg:y1="12.338cm" svg:x2="16.286cm" svg:y2="12.338cm">
          <text:p/>
        </draw:line>
        <draw:custom-shape draw:style-name="gr6" draw:text-style-name="P1" draw:layer="layout" svg:width="1.27cm" svg:height="1.017cm" svg:x="9.432cm" svg:y="10.524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0" draw:text-style-name="P1" draw:layer="layout" svg:width="3.674cm" svg:height="0.254cm" svg:x="5.581cm" svg:y="10.55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39cm" svg:height="0.39cm" svg:x="16.367cm" svg:y="12.555cm">
          <text:p/>
          <draw:enhanced-geometry svg:viewBox="0 0 21600 21600" draw:text-areas="0 0 21600 21600" draw:mirror-horizontal="true" draw:mirror-vertic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6.223cm" svg:height="0.318cm" svg:x="16.493cm" svg:y="13.255cm">
          <text:p/>
          <draw:enhanced-geometry svg:viewBox="0 0 21600 21600" draw:text-areas="0 0 21600 21600" draw:mirror-vertical="true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674cm" svg:height="0.254cm" svg:x="5.581cm" svg:y="15.45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6.477cm" svg:height="0.254cm" svg:x="16.24cm" svg:y="8.154cm">
          <text:p/>
          <draw:enhanced-geometry svg:viewBox="0 0 21600 21600" draw:text-areas="0 0 21600 21600" draw:mirror-vertical="true" draw:mirror-horizont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3.429cm" svg:height="0.492cm" svg:x="12.911cm" svg:y="14.8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3.674cm" svg:height="0.254cm" svg:x="5.581cm" svg:y="4.75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674cm" svg:height="0.254cm" svg:x="5.581cm" svg:y="11.655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388cm" svg:height="0.254cm" svg:x="16.367cm" svg:y="7.454cm">
          <text:p/>
          <draw:enhanced-geometry svg:viewBox="0 0 21600 21600" draw:text-areas="0 0 21600 21600" draw:mirror-horizont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Kehl</meta:initial-creator>
    <meta:creation-date>2013-07-11T13:26:11</meta:creation-date>
    <dc:date>2013-09-04T14:33:46.440073890</dc:date>
    <meta:editing-duration>PT10H21M47S</meta:editing-duration>
    <meta:editing-cycles>23</meta:editing-cycles>
    <meta:generator>LibreOffice/4.1.1.2$Linux_X86_64 LibreOffice_project/410$Build-2</meta:generator>
    <meta:document-statistic meta:object-count="46"/>
  </office:meta>
</office:document-meta>
</file>